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94da" officeooo:paragraph-rsid="000894da"/>
    </style:style>
    <style:style style:name="P2" style:family="paragraph" style:parent-style-name="Standard" style:list-style-name="L1">
      <style:text-properties officeooo:rsid="000894da" officeooo:paragraph-rsid="000894da"/>
    </style:style>
    <style:style style:name="P3" style:family="paragraph" style:parent-style-name="Standard" style:list-style-name="L3">
      <style:text-properties officeooo:rsid="000894da" officeooo:paragraph-rsid="000894da"/>
    </style:style>
    <style:style style:name="P4" style:family="paragraph" style:parent-style-name="Standard">
      <style:text-properties officeooo:rsid="000a0c9d" officeooo:paragraph-rsid="000a0c9d"/>
    </style:style>
    <style:style style:name="P5" style:family="paragraph" style:parent-style-name="Standard" style:list-style-name="L5">
      <style:text-properties officeooo:rsid="000a0c9d" officeooo:paragraph-rsid="000a0c9d"/>
    </style:style>
    <style:style style:name="T1" style:family="text">
      <style:text-properties officeooo:rsid="000a0c9d"/>
    </style:style>
    <style:style style:name="T2" style:family="text">
      <style:text-properties officeooo:rsid="000b2f5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ches parent</text:p>
      <text:p text:style-name="P1">- HTML</text:p>
      <text:p text:style-name="P1">- CSS</text:p>
      <text:p text:style-name="P1">- JS</text:p>
      <text:p text:style-name="P1">- PHP</text:p>
      <text:p text:style-name="P1">- BdD</text:p>
      <text:p text:style-name="P1"/>
      <text:p text:style-name="P1"/>
      <text:p text:style-name="P1">Taches enfant</text:p>
      <text:p text:style-name="P1">- faire les pages HTML :</text:p>
      <text:list text:style-name="L1">
        <text:list-item>
          <text:p text:style-name="P2">authentification,</text:p>
        </text:list-item>
        <text:list-item>
          <text:p text:style-name="P2">formulaire,</text:p>
        </text:list-item>
        <text:list-item>
          <text:p text:style-name="P2">espace administrateur,</text:p>
        </text:list-item>
        <text:list-item>
          <text:p text:style-name="P2">les deux pages de déconnexion (stagiaire et administrateur)</text:p>
          <text:p text:style-name="P2"/>
        </text:list-item>
      </text:list>
      <text:p text:style-name="P1">- faire le CSS de ces pages selon la maquette</text:p>
      <text:list text:style-name="L3">
        <text:list-item>
          <text:p text:style-name="P3">faire le côté responsive des pages</text:p>
        </text:list-item>
      </text:list>
      <text:p text:style-name="P1"/>
      <text:p text:style-name="P1">- <text:span text:style-name="T1">faire le script de ces pages</text:span></text:p>
      <text:p text:style-name="P1"/>
      <text:list text:style-name="L5">
        <text:list-item>
          <text:p text:style-name="P5">script de login</text:p>
        </text:list-item>
        <text:list-item>
          <text:p text:style-name="P5">script des messages d’erreurs sur les champs de saisie du formulaire</text:p>
        </text:list-item>
        <text:list-item>
          <text:p text:style-name="P5">script de mot de passe oublié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15:51:02.220502333</meta:creation-date>
    <dc:date>2025-06-20T16:53:01.343640084</dc:date>
    <meta:editing-duration>PT28M3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9" meta:word-count="84" meta:character-count="414" meta:non-whitespace-character-count="357"/>
  </office:meta>
</office:document-meta>
</file>